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text-properties officeooo:rsid="00000242" officeooo:paragraph-rsid="00000242"/>
    </style:style>
    <style:style style:name="P3" style:family="paragraph" style:parent-style-name="OrgSubtitle">
      <style:text-properties officeooo:rsid="00000242" officeooo:paragraph-rsid="00000242"/>
    </style:style>
    <style:style style:name="P4" style:family="paragraph" style:parent-style-name="OrgSubtitle">
      <style:text-properties officeooo:paragraph-rsid="00000242"/>
    </style:style>
    <style:style style:name="P5" style:family="paragraph" style:parent-style-name="Text_20_body" style:list-style-name="OrgBulletedList"/>
    <style:style style:name="T1" style:family="text">
      <style:text-properties officeooo:rsid="00000242"/>
    </style:style>
    <style:style style:name="Sect1" style:family="section">
      <style:section-properties fo:background-color="#c0c0c0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Pädagogische Konferenz</text:title></text:p>
      <text:p text:style-name="OrgTitle"/>
      <text:p text:style-name="P4"><text:span text:style-name="OrgInactiveTimestamp"><text:span text:style-name="T1">16. Januar 2023</text:span></text:span></text:p>
      <text:p text:style-name="P3"/>
      <text:table-of-content text:style-name="Sect1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">Inhaltsverzeichnis</text:p>
          </text:index-title>
          <text:p text:style-name="Contents_20_1"><text:a xlink:type="simple" xlink:href="#org879d3e5" text:style-name="Internet_20_link" text:visited-style-name="Visited_20_Internet_20_Link">1. IKM+</text:a></text:p>
          <text:p text:style-name="Contents_20_2"><text:a xlink:type="simple" xlink:href="#org80c5956" text:style-name="Internet_20_link" text:visited-style-name="Visited_20_Internet_20_Link">1.1. Stellungnahmen</text:a></text:p>
          <text:p text:style-name="Contents_20_1"><text:a xlink:type="simple" xlink:href="#orge3e78f6" text:style-name="Internet_20_link" text:visited-style-name="Visited_20_Internet_20_Link">2. Umfrage: Wohlbefinden an der Schule</text:a></text:p>
          <text:p text:style-name="Contents_20_1"><text:a xlink:type="simple" xlink:href="#orgb185cc0" text:style-name="Internet_20_link" text:visited-style-name="Visited_20_Internet_20_Link">3. Anmeldung Mittelschule</text:a></text:p>
          <text:p text:style-name="Contents_20_1"><text:a xlink:type="simple" xlink:href="#org555cdc7" text:style-name="Internet_20_link" text:visited-style-name="Visited_20_Internet_20_Link">4. KV nächstes Schuljahr 2023 / 2024</text:a></text:p>
          <text:p text:style-name="Contents_20_1"><text:a xlink:type="simple" xlink:href="#orgb9c1e59" text:style-name="Internet_20_link" text:visited-style-name="Visited_20_Internet_20_Link">5. Blackout Plan + Krisenplan</text:a></text:p>
          <text:p text:style-name="Contents_20_1"><text:a xlink:type="simple" xlink:href="#org3c23bab" text:style-name="Internet_20_link" text:visited-style-name="Visited_20_Internet_20_Link">6. Allfälliges</text:a></text:p>
          <text:p text:style-name="Contents_20_2"><text:a xlink:type="simple" xlink:href="#orgc6de3aa" text:style-name="Internet_20_link" text:visited-style-name="Visited_20_Internet_20_Link">6.1. Verletzung Ebu</text:a></text:p>
          <text:p text:style-name="Contents_20_2"><text:a xlink:type="simple" xlink:href="#orgadb9a77" text:style-name="Internet_20_link" text:visited-style-name="Visited_20_Internet_20_Link">6.2. Moritz Gsenger</text:a></text:p>
          <text:p text:style-name="Contents_20_2"><text:a xlink:type="simple" xlink:href="#orga9c2271" text:style-name="Internet_20_link" text:visited-style-name="Visited_20_Internet_20_Link">6.3. Wir …</text:a></text:p>
          <text:p text:style-name="Contents_20_2"><text:a xlink:type="simple" xlink:href="#orgd3b1095" text:style-name="Internet_20_link" text:visited-style-name="Visited_20_Internet_20_Link">6.4. Förderstunden</text:a></text:p>
          <text:p text:style-name="Contents_20_2"><text:a xlink:type="simple" xlink:href="#org1ddc205" text:style-name="Internet_20_link" text:visited-style-name="Visited_20_Internet_20_Link">6.5. Faschingsdienstag 21.2.2023</text:a></text:p>
          <text:p text:style-name="Contents_20_1"><text:a xlink:type="simple" xlink:href="#orgcdd5009" text:style-name="Internet_20_link" text:visited-style-name="Visited_20_Internet_20_Link">7. Notenkonferenz 6.2.2023</text:a></text:p>
          <text:p text:style-name="Contents_20_1"><text:a xlink:type="simple" xlink:href="#org2c1daa3" text:style-name="Internet_20_link" text:visited-style-name="Visited_20_Internet_20_Link">8. Notenkonferenz</text:a></text:p>
          <text:p text:style-name="Contents_20_1"><text:a xlink:type="simple" xlink:href="#org45a0444" text:style-name="Internet_20_link" text:visited-style-name="Visited_20_Internet_20_Link">9. Danke für alles!</text:a></text:p>
        </text:index-body>
      </text:table-of-content>
      <text:h text:style-name="Heading_20_1" text:outline-level="1"><text:bookmark-start text:name="OrgXref.org879d3e5"/><text:bookmark text:name="org879d3e5"/>IKM+ <text:bookmark-end text:name="OrgXref.org879d3e5"/></text:h>
      <text:p text:style-name="Text_20_body">wir liegen genau in der Mitte (Durchschnitt Ö) in D, M, ud E … </text:p>
      <text:p text:style-name="Text_20_body">cf Ergebnisse nach Klassen. </text:p>
      <text:p text:style-name="Text_20_body">nach Geschlecht… </text:p>
      <text:h text:style-name="Heading_20_2" text:outline-level="2"><text:bookmark-start text:name="OrgXref.org80c5956"/><text:bookmark text:name="org80c5956"/>Stellungnahmen <text:bookmark-end text:name="OrgXref.org80c5956"/></text:h>
      <text:p text:style-name="Text_20_body">Hannes: im "Pflichtschullehrer" (Zeitschrift) gab es auch kritische Stimmen dazu. </text:p>
      <text:h text:style-name="Heading_20_1" text:outline-level="1"><text:bookmark-start text:name="OrgXref.orge3e78f6"/><text:bookmark text:name="orge3e78f6"/>Umfrage: Wohlbefinden an der Schule <text:bookmark-end text:name="OrgXref.orge3e78f6"/></text:h>
      <text:p text:style-name="Text_20_body">Hochgestochene Fragen, die ein 10jähriger nicht versteht. (Manuela, Julia) </text:p>
      <text:p text:style-name="Text_20_body">Wir werden nicht daran teilnehmen, da die Fragen nicht altersgerecht sind. (Birgit) </text:p>
      <text:p text:style-name="Text_20_body">Wolfi: vorgegaukelte Anonymität; kontraproduktiv zum DG (Code, Klasse, etc) … verweigert den Test für die Klasse. </text:p>
      <text:p text:style-name="Text_20_body">Fr. Heinrich rückmelden: weder kindgerecht noch anonym. </text:p>
      <text:p text:style-name="Text_20_body">Gertraud E.: gut, diese Reaktion; gute Medienerziehung. </text:p>
      <text:h text:style-name="Heading_20_1" text:outline-level="1"><text:bookmark-start text:name="OrgXref.orgb185cc0"/><text:bookmark text:name="orgb185cc0"/>Anmeldung Mittelschule <text:bookmark-end text:name="OrgXref.orgb185cc0"/></text:h>
      <text:p text:style-name="Text_20_body">Wer will noch dabei sein mit Mirjam? Christian - nix dagegen. </text:p>
      <text:p text:style-name="Text_20_body"><text:soft-page-break/>Lesefertigkeit, Legosteine, </text:p>
      <text:h text:style-name="Heading_20_1" text:outline-level="1"><text:bookmark-start text:name="OrgXref.org555cdc7"/><text:bookmark text:name="org555cdc7"/>KV nächstes Schuljahr 2023 / 2024 <text:bookmark-end text:name="OrgXref.org555cdc7"/></text:h>
      <text:p text:style-name="Text_20_body">1a MINT: Mirjam Seiwald 1b Regelklasse: Gertraud Viertbauer 1c (fehlt noch) </text:p>
      <text:h text:style-name="Heading_20_1" text:outline-level="1"><text:bookmark-start text:name="OrgXref.orgb9c1e59"/><text:bookmark text:name="orgb9c1e59"/>Blackout Plan + Krisenplan <text:bookmark-end text:name="OrgXref.orgb9c1e59"/></text:h>
      <text:p text:style-name="Text_20_body">zB Terrorist. Turnhalle als Auffanglager bei Zug-Gestrandenen </text:p>
      <text:p text:style-name="Text_20_body">Bei atomarer Kata… Kind in der Schule? Nach Hause? Wann werden die Kinder abgeholt? Von wem? </text:p>
      <text:p text:style-name="Text_20_body">Krisenteam: bitte melden! </text:p>
      <text:h text:style-name="Heading_20_1" text:outline-level="1"><text:bookmark-start text:name="OrgXref.org3c23bab"/><text:bookmark text:name="org3c23bab"/>Allfälliges <text:bookmark-end text:name="OrgXref.org3c23bab"/></text:h>
      <text:h text:style-name="Heading_20_2" text:outline-level="2"><text:bookmark-start text:name="OrgXref.orgc6de3aa"/><text:bookmark text:name="orgc6de3aa"/>Verletzung Ebu <text:bookmark-end text:name="OrgXref.orgc6de3aa"/></text:h>
      <text:p text:style-name="Text_20_body">Schadensgeld + Anwalt </text:p>
      <text:p text:style-name="Text_20_body">Mittelhandknochen gebrochen (vom kleinen Finger) Wo war der Lehrer? </text:p>
      <text:p text:style-name="Text_20_body">Wir erteilen keine Auskunft; erst wenn das Land an uns herantritt. </text:p>
      <text:p text:style-name="Text_20_body">Tandiverdis wissen genau was sie wollen; sie wollen Ebu länger krank melden, damit das Schmerzensgeld höher ist. Geklagt ist Moritz; Wolfi war draußen, daher kein Dienstversehen. </text:p>
      <text:h text:style-name="Heading_20_2" text:outline-level="2"><text:bookmark-start text:name="OrgXref.orgadb9a77"/><text:bookmark text:name="orgadb9a77"/>Moritz Gsenger <text:bookmark-end text:name="OrgXref.orgadb9a77"/></text:h>
      <text:p text:style-name="Text_20_body">hat ihn verletzt </text:p>
      <text:p text:style-name="Text_20_body">leichte, schwerer oder keine Körperverletzung, wurde nix angekreuzt Anwaltschreiben kostet viel, auch für Hr. Tandiverdi. </text:p>
      <text:h text:style-name="Heading_20_2" text:outline-level="2"><text:bookmark-start text:name="OrgXref.orga9c2271"/><text:bookmark text:name="orga9c2271"/>Wir … <text:bookmark-end text:name="OrgXref.orga9c2271"/></text:h>
      <text:p text:style-name="Text_20_body">sind immer mit einem Fuß im illegalen Bereich. </text:p>
      <text:p text:style-name="Text_20_body">Ansammlungen beim Klo; mit Essen auf dem Klo; sagt man was, ist man der Buh-Mann. </text:p>
      <text:p text:style-name="Text_20_body">Wenn man bei Pausenaufsicht in einer Klasse ist und es passiert woanders, ist man dafür nicht belangbar. </text:p>
      <text:h text:style-name="Heading_20_2" text:outline-level="2"><text:bookmark-start text:name="OrgXref.orgd3b1095"/><text:bookmark text:name="orgd3b1095"/>Förderstunden <text:bookmark-end text:name="OrgXref.orgd3b1095"/></text:h>
      <text:p text:style-name="Text_20_body">1 Stunde mehr pro Klasse - IKT als Vorbereitung auf ECL Prüfung. als MDL geltend machen; Schüler haben massive Bedürfnisse aufgrund von Covid </text:p>
      <text:h text:style-name="Heading_20_2" text:outline-level="2"><text:bookmark-start text:name="OrgXref.org1ddc205"/><text:bookmark text:name="org1ddc205"/>Faschingsdienstag 21.2.2023 <text:bookmark-end text:name="OrgXref.org1ddc205"/></text:h>
      <text:p text:style-name="Text_20_body">Faschingsdienstag: wer? was? Wenn nix, dann ist Unterricht nach Stundenplan. (nicht mehr wie der Skitag) </text:p>
      <text:p text:style-name="Text_20_body">Oder lieber gar nix? Alternative ein Wandertag - manche ja, manche nicht; Supplierplan. Entweder <text:soft-page-break/>alle Fasching, oder alle Fasching. </text:p>
      <text:p text:style-name="Text_20_body">Ersatzprogramm: Bowling Kegeln. </text:p>
      <text:p text:style-name="Text_20_body">Es gibt ein Programm, und sonst nix! Wenn Programm, dann etwas für die gesamte Klasse - aus. </text:p>
      <text:p text:style-name="Text_20_body">Erwin: seit 50 Jahren hats geklappt; an S denken; uns nicht von jenen herunterreißen lassen, die nichts tun wollen. Sonst gehts sich blad nix mehr aus. </text:p>
      <text:p text:style-name="Text_20_body">Irmi: weil Corona muss ich nicht zwanghaft alles nachholen. Schwerpunkt Unterricht. </text:p>
      <text:p text:style-name="Text_20_body">Birgit: selbst kein Fan; für Kinder ists lustig, sich zu verkleiden. Krapfen kommen sicher. Bachreinlift gibts nimmer; </text:p>
      <text:p text:style-name="Text_20_body">Ideen sammeln und abstimmen. </text:p>
      <text:list text:style-name="OrgBulletedList">
        <text:list-item>
          <text:p text:style-name="P5">Winterolympiade 7 Disziplinen, Schneeball weitwerfen, Wissen, Geschicklichkeit, … (Christian) - 2 Stunden Unterricht; 2 Stunden Wettbewerb, Preisverleihung + Krapfen. 2 Stunden Unterricht: nicht gut. </text:p>
        </text:list-item>
        <text:list-item>
          <text:p text:style-name="P5">Skifahren (bleibt die Hälfte daheim) </text:p>
        </text:list-item>
        <text:list-item>
          <text:p text:style-name="P5">Eislaufen </text:p>
        </text:list-item>
        <text:list-item>
          <text:p text:style-name="P5">Freistunde für Masken-Premiere; Spielen; … </text:p>
        </text:list-item>
        <text:list-item>
          <text:p text:style-name="P5">Halbtagswandertag </text:p>
        </text:list-item>
        <text:list-item>
          <text:p text:style-name="P5">normaler Unterricht </text:p>
        </text:list-item>
      </text:list>
      <text:p text:style-name="Text_20_body">Eher Entscheidung Klassenweise + jeder KV sucht sich Begleitpersonen. </text:p>
      <text:p text:style-name="Text_20_body">Drei Dinge a nix 4 b Klassenweise 15 xxx c Schulprogramm (Olympiade) 2 d Dani und 2c macht nix! </text:p>
      <text:p text:style-name="Text_20_body">13H30 Jause in der Schule. </text:p>
      <text:h text:style-name="Heading_20_1" text:outline-level="1"><text:bookmark-start text:name="OrgXref.orgcdd5009"/><text:bookmark text:name="orgcdd5009"/>Notenkonferenz 6.2.2023 <text:bookmark-end text:name="OrgXref.orgcdd5009"/></text:h>
      <text:p text:style-name="Text_20_body">Mitarbeitergespräche noch einige fehlen. </text:p>
      <text:p text:style-name="Text_20_body">Umfrage: Click und Check Polizei 3. Klassen 6.-8. Stunde eine Stunde pro Klasse </text:p>
      <text:h text:style-name="Heading_20_1" text:outline-level="1"><text:bookmark-start text:name="OrgXref.org2c1daa3"/><text:bookmark text:name="org2c1daa3"/>Notenkonferenz <text:bookmark-end text:name="OrgXref.org2c1daa3"/></text:h>
      <text:p text:style-name="Text_20_body">Nina, Christoph, Bernhard, Daniela für Jause Geschirr mitnehmen </text:p>
      <text:p text:style-name="Text_20_body">Schülerliga: Dressen nicht austeilen, es gehen drei Hosen ab. </text:p>
      <text:p text:style-name="Text_20_body">Ein Lehrer Laptop bleibt übrig; … wer hat Interesse? für die neuen ersten Klassen kommen neue Geräte + Lehrer dieser Klassen (nur KVs?) (Julia) </text:p>
      <text:p text:style-name="Text_20_body">Mathematik die Zeit vergeht zu schnell; einmal eine Doppelstunde in den Hauptfächern (D, E nud M). (Julia) </text:p>
      <text:p text:style-name="Text_20_body">In den dritten und vierten Klassen klappt das besser; in der ersten Klassen ists oft zuviel. (Bernhard) </text:p>
      <text:p text:style-name="Text_20_body">Irmi: hängt von Klasse ab; in Mathematik - es sinkt oft die Konzentration; hängt auch von Stoff ab. </text:p>
      <text:p text:style-name="Text_20_body">Hannes: Fällt der Tag mir den Doppelstunden aus, dann fehlt viel. Rentiert sich nicht; </text:p>
      <text:p text:style-name="Text_20_body">Irmi: Hauptfach und Nebenfach, gleicher Lehrer; ausprobieren und rückmelden. </text:p>
      <text:p text:style-name="Text_20_body">Zeichenwettbewerb Raika: wie sieht Zusammenhalt aus? (Barbara) </text:p>
      <text:p text:style-name="Text_20_body"><text:soft-page-break/>Nina: Mozartensemble: 27.1.2023, cf Kalender (1. + 2. Klassen) </text:p>
      <text:p text:style-name="Text_20_body">Sarah: Film Zauberflöte (2.2.; oder Nachmittag) Kino Hallein; 3. + 4. Klassen; Dienstag Nachmittag 7.2. pro Klasse zwei Lehrer; … </text:p>
      <text:h text:style-name="Heading_20_1" text:outline-level="1"><text:bookmark-start text:name="OrgXref.org45a0444"/><text:bookmark text:name="org45a0444"/>Danke für alles! <text:bookmark-end text:name="OrgXref.org45a0444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635cm"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1.27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905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2.54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3.175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81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4.445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5.08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715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hias Fuchs</meta:initial-creator>
    <dc:date>2023-02-02T09:48:22.116470780</dc:date>
    <meta:creation-date>2023-01-16T16:08:00</meta:creation-date>
    <meta:generator>LibreOffice/7.4.5.1$Linux_X86_64 LibreOffice_project/40$Build-1</meta:generator>
    <meta:keyword/>
    <dc:subject/>
    <dc:title>Pädagogische Konferenz</dc:title>
    <meta:editing-duration>PT4M43S</meta:editing-duration>
    <meta:editing-cycles>1</meta:editing-cycles>
    <meta:document-statistic meta:table-count="0" meta:image-count="0" meta:object-count="0" meta:page-count="4" meta:paragraph-count="92" meta:word-count="729" meta:character-count="4898" meta:non-whitespace-character-count="4197"/>
  </office:meta>
</office:document-meta>
</file>